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1"/>
    <style:style style:name="ce3" style:family="table-cell" style:parent-style-name="Default" style:data-style-name="N109"/>
    <style:style style:name="ce4" style:family="table-cell" style:parent-style-name="Default" style:data-style-name="N106"/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>
            <text:p>Convertisseur Francs en Euros</text:p>
          </table:table-cell>
          <table:table-cell table:style-name="Default"/>
        </table:table-row>
        <table:table-row table:style-name="ro2">
          <table:table-cell table:style-name="Default" office:value-type="string">
            <text:p>Taux de conversion</text:p>
          </table:table-cell>
          <table:table-cell table:style-name="ce3" office:value-type="float" office:value="6.55957">
            <text:p>6,55957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 office:value-type="string">
            <text:p>Francs</text:p>
          </table:table-cell>
          <table:table-cell table:style-name="Default" office:value-type="string">
            <text:p>Euros</text:p>
          </table:table-cell>
        </table:table-row>
        <table:table-row table:style-name="ro2">
          <table:table-cell office:value-type="currency" office:currency="FRF" office:value="10">
            <text:p>10,00 F</text:p>
          </table:table-cell>
          <table:table-cell table:formula="of:=[.A5]/[.$B$2]" office:value-type="currency" office:currency="EUR" office:value="1.5244901723741">
            <text:p>1,52 €</text:p>
          </table:table-cell>
        </table:table-row>
        <table:table-row table:style-name="ro2">
          <table:table-cell office:value-type="currency" office:currency="FRF" office:value="20">
            <text:p>20,00 F</text:p>
          </table:table-cell>
          <table:table-cell table:formula="of:=[.A6]/[.$B$2]" office:value-type="currency" office:currency="EUR" office:value="3.04898034474821">
            <text:p>3,05 €</text:p>
          </table:table-cell>
        </table:table-row>
        <table:table-row table:style-name="ro2">
          <table:table-cell office:value-type="currency" office:currency="FRF" office:value="30">
            <text:p>30,00 F</text:p>
          </table:table-cell>
          <table:table-cell table:formula="of:=[.A7]/[.$B$2]" office:value-type="currency" office:currency="EUR" office:value="4.57347051712231">
            <text:p>4,57 €</text:p>
          </table:table-cell>
        </table:table-row>
        <table:table-row table:style-name="ro2">
          <table:table-cell office:value-type="currency" office:currency="FRF" office:value="40">
            <text:p>40,00 F</text:p>
          </table:table-cell>
          <table:table-cell table:formula="of:=[.A8]/[.$B$2]" office:value-type="currency" office:currency="EUR" office:value="6.09796068949642">
            <text:p>6,10 €</text:p>
          </table:table-cell>
        </table:table-row>
        <table:table-row table:style-name="ro2">
          <table:table-cell office:value-type="currency" office:currency="FRF" office:value="50">
            <text:p>50,00 F</text:p>
          </table:table-cell>
          <table:table-cell table:formula="of:=[.A9]/[.$B$2]" office:value-type="currency" office:currency="EUR" office:value="7.62245086187052">
            <text:p>7,62 €</text:p>
          </table:table-cell>
        </table:table-row>
        <table:table-row table:style-name="ro2">
          <table:table-cell office:value-type="currency" office:currency="FRF" office:value="60">
            <text:p>60,00 F</text:p>
          </table:table-cell>
          <table:table-cell table:formula="of:=[.A10]/[.$B$2]" office:value-type="currency" office:currency="EUR" office:value="9.14694103424462">
            <text:p>9,15 €</text:p>
          </table:table-cell>
        </table:table-row>
        <table:table-row table:style-name="ro2">
          <table:table-cell office:value-type="currency" office:currency="FRF" office:value="70">
            <text:p>70,00 F</text:p>
          </table:table-cell>
          <table:table-cell table:formula="of:=[.A11]/[.$B$2]" office:value-type="currency" office:currency="EUR" office:value="10.6714312066187">
            <text:p>10,67 €</text:p>
          </table:table-cell>
        </table:table-row>
        <table:table-row table:style-name="ro2">
          <table:table-cell office:value-type="currency" office:currency="FRF" office:value="80">
            <text:p>80,00 F</text:p>
          </table:table-cell>
          <table:table-cell table:formula="of:=[.A12]/[.$B$2]" office:value-type="currency" office:currency="EUR" office:value="12.1959213789928">
            <text:p>12,20 €</text:p>
          </table:table-cell>
        </table:table-row>
        <table:table-row table:style-name="ro2">
          <table:table-cell office:value-type="currency" office:currency="FRF" office:value="100">
            <text:p>100,00 F</text:p>
          </table:table-cell>
          <table:table-cell table:formula="of:=[.A13]/[.$B$2]" office:value-type="currency" office:currency="EUR" office:value="15.244901723741">
            <text:p>15,24 €</text:p>
          </table:table-cell>
        </table:table-row>
        <table:table-row table:style-name="ro2">
          <table:table-cell office:value-type="currency" office:currency="FRF" office:value="1000">
            <text:p>1 000,00 F</text:p>
          </table:table-cell>
          <table:table-cell table:formula="of:=[.A14]/[.$B$2]" office:value-type="currency" office:currency="EUR" office:value="152.44901723741">
            <text:p>152,45 €</text:p>
          </table:table-cell>
        </table:table-row>
        <table:table-row table:style-name="ro2">
          <table:table-cell office:value-type="currency" office:currency="FRF" office:value="5000">
            <text:p>5 000,00 F</text:p>
          </table:table-cell>
          <table:table-cell table:formula="of:=[.A15]/[.$B$2]" office:value-type="currency" office:currency="EUR" office:value="762.245086187052">
            <text:p>762,25 €</text:p>
          </table:table-cell>
        </table:table-row>
        <table:table-row table:style-name="ro2">
          <table:table-cell office:value-type="currency" office:currency="FRF" office:value="10000">
            <text:p>10 000,00 F</text:p>
          </table:table-cell>
          <table:table-cell table:formula="of:=[.A16]/[.$B$2]" office:value-type="currency" office:currency="EUR" office:value="1524.4901723741">
            <text:p>1 524,49 €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5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5:35:02.49</meta:creation-date>
    <dc:date>2015-04-08T05:40:49.75</dc:date>
    <meta:editing-duration>PT5M47S</meta:editing-duration>
    <meta:editing-cycles>1</meta:editing-cycles>
    <meta:document-statistic meta:table-count="3" meta:cell-count="29" meta:object-count="0"/>
    <meta:generator>OpenOffice.org/3.3$Win32 OpenOffice.org_project/330m20$Build-9567</meta:generator>
  </office:meta>
</office:document-meta>
</file>